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3" style:family="graphic" style:parent-style-name="objectwithoutfill">
      <style:graphic-properties svg:stroke-width="0.2cm" draw:marker-start-width="0.5cm" draw:marker-end="Arrow" draw:marker-end-width="0.6cm" draw:fill="none" draw:textarea-vertical-align="middle" fo:padding-top="0.225cm" fo:padding-bottom="0.225cm" fo:padding-left="0.35cm" fo:padding-right="0.3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3.358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fill-color="#ff420e" draw:textarea-horizontal-align="justify" draw:textarea-vertical-align="middle" draw:auto-grow-height="false" fo:min-height="0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start="Arrow" draw:marker-end="" draw:marker-end-width="0.3cm" draw:fill="none" draw:textarea-vertical-align="middle"/>
    </style:style>
    <style:style style:name="gr10" style:family="graphic" style:parent-style-name="objectwithoutfill">
      <style:graphic-properties draw:stroke="dash" draw:stroke-dash="Fine_20_Dashed" draw:marker-end="Arrow" draw:marker-end-width="0.3cm" draw:fill="none" draw:textarea-vertical-align="middle"/>
    </style:style>
    <style:style style:name="gr11" style:family="graphic" style:parent-style-name="objectwithoutfill">
      <style:graphic-properties draw:stroke="dash" draw:stroke-dash="Fine_20_Dashed" draw:fill="none" draw:textarea-vertical-align="middle"/>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marker-end="Arrow" draw:fill="none" draw:textarea-vertical-align="middle"/>
    </style:style>
    <style:style style:name="gr14" style:family="graphic" style:parent-style-name="standard">
      <style:graphic-properties draw:stroke="none" svg:stroke-color="#000000" draw:fill="none" draw:fill-color="#ffffff" fo:min-height="1cm"/>
    </style:style>
    <style:style style:name="gr15" style:family="graphic" style:parent-style-name="standard">
      <style:graphic-properties draw:stroke="none" svg:stroke-color="#000000" draw:fill="none" draw:fill-color="#ffffff" fo:min-height="0.75cm"/>
    </style:style>
    <style:style style:name="gr16" style:family="graphic" style:parent-style-name="objectwithoutfill">
      <style:graphic-properties draw:stroke="solid" draw:stroke-dash="Fine_20_Dashed" draw:marker-end="Arrow" draw:marker-end-width="0.3cm" draw:fill="none" draw:textarea-vertical-align="middle"/>
    </style:style>
    <style:style style:name="gr17"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8" style:family="graphic" style:parent-style-name="standard">
      <style:graphic-properties draw:fill="solid" draw:fill-color="#000000" draw:textarea-horizontal-align="justify" draw:textarea-vertical-align="middle" draw:auto-grow-height="false"/>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textarea-horizontal-align="justify" draw:textarea-vertical-align="middle" draw:auto-grow-height="false"/>
    </style:style>
    <style:style style:name="gr21"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22" style:family="graphic" style:parent-style-name="objectwithoutfill">
      <style:graphic-properties svg:stroke-width="0.1cm" draw:marker-start-width="0.35cm" draw:marker-end="" draw:marker-end-width="0.45cm" draw:fill="none"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fo:min-height="0.85cm"/>
    </style:style>
    <style:style style:name="gr24" style:family="graphic" style:parent-style-name="standard">
      <style:graphic-properties draw:fill="solid" draw:fill-color="#999999" draw:textarea-horizontal-align="justify" draw:textarea-vertical-align="middle" draw:auto-grow-height="false"/>
    </style:style>
    <style:style style:name="gr25" style:family="graphic" style:parent-style-name="standard">
      <style:graphic-properties draw:fill-color="#dc2300" draw:textarea-horizontal-align="justify" draw:textarea-vertical-align="middle" draw:auto-grow-height="false"/>
    </style:style>
    <style:style style:name="gr26"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7" style:family="graphic" style:parent-style-name="objectwithoutfill">
      <style:graphic-properties draw:stroke="dash" draw:stroke-dash="Fine_20_Dotted" svg:stroke-width="0.1cm" draw:marker-start-width="0.35cm" draw:marker-end="" draw:marker-end-width="0.45cm" draw:fill="none" draw:textarea-vertical-align="middle" fo:padding-top="0.175cm" fo:padding-bottom="0.175cm" fo:padding-left="0.3cm" fo:padding-right="0.3cm"/>
    </style:style>
    <style:style style:name="gr28" style:family="graphic" style:parent-style-name="objectwithoutfill">
      <style:graphic-properties draw:stroke="dash" draw:stroke-dash="Fine_20_Dotted" svg:stroke-width="0.1cm" draw:marker-start-width="0.35cm" draw:marker-end="Arrow" draw:marker-end-width="0.45cm" draw:fill="none" draw:textarea-vertical-align="middle" fo:padding-top="0.175cm" fo:padding-bottom="0.175cm" fo:padding-left="0.3cm" fo:padding-right="0.3cm"/>
    </style:style>
    <style:style style:name="gr29" style:family="graphic" style:parent-style-name="objectwithoutfill">
      <style:graphic-properties draw:stroke="dash" draw:stroke-dash="Fine_20_Dashed_20__28_var_29_" svg:stroke-width="0.1cm" draw:marker-start="Arrow" draw:marker-start-width="0.45cm" draw:marker-end="Arrow" draw:marker-end-width="0.45cm" draw:fill="none" draw:textarea-vertical-align="middle" fo:padding-top="0.175cm" fo:padding-bottom="0.175cm" fo:padding-left="0.3cm" fo:padding-right="0.3c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421cm" svg:height="4.045cm" svg:x="15.2cm" svg:y="2.822cm">
            <text:p/>
            <draw:enhanced-geometry svg:viewBox="0 0 21600 21600" draw:type="rectangle" draw:enhanced-path="M 0 0 L 21600 0 21600 21600 0 21600 0 0 Z N"/>
          </draw:custom-shape>
          <draw:custom-shape draw:style-name="gr1" draw:text-style-name="P1" draw:layer="layout" svg:width="0.42cm" svg:height="4.667cm" svg:x="15.761cm" svg:y="2.2cm">
            <text:p/>
            <draw:enhanced-geometry svg:viewBox="0 0 21600 21600" draw:type="rectangle" draw:enhanced-path="M 0 0 L 21600 0 21600 21600 0 21600 0 0 Z N"/>
          </draw:custom-shape>
          <draw:custom-shape draw:style-name="gr1" draw:text-style-name="P1" draw:layer="layout" svg:width="0.42cm" svg:height="3.734cm" svg:x="14.71cm" svg:y="3.133cm">
            <text:p/>
            <draw:enhanced-geometry svg:viewBox="0 0 21600 21600" draw:type="rectangle" draw:enhanced-path="M 0 0 L 21600 0 21600 21600 0 21600 0 0 Z N"/>
          </draw:custom-shape>
          <draw:custom-shape draw:style-name="gr1" draw:text-style-name="P1" draw:layer="layout" svg:width="0.42cm" svg:height="3.967cm" svg:x="14.15cm" svg:y="2.9cm">
            <text:p/>
            <draw:enhanced-geometry svg:viewBox="0 0 21600 21600" draw:type="rectangle" draw:enhanced-path="M 0 0 L 21600 0 21600 21600 0 21600 0 0 Z N"/>
          </draw:custom-shape>
          <draw:custom-shape draw:style-name="gr1" draw:text-style-name="P1" draw:layer="layout" svg:width="0.421cm" svg:height="1.867cm" svg:x="13.589cm" svg:y="5.078cm">
            <text:p/>
            <draw:enhanced-geometry svg:viewBox="0 0 21600 21600" draw:type="rectangle" draw:enhanced-path="M 0 0 L 21600 0 21600 21600 0 21600 0 0 Z N"/>
          </draw:custom-shape>
          <draw:custom-shape draw:style-name="gr1" draw:text-style-name="P1" draw:layer="layout" svg:width="0.42cm" svg:height="0.856cm" svg:x="13.099cm" svg:y="6.089cm">
            <text:p/>
            <draw:enhanced-geometry svg:viewBox="0 0 21600 21600" draw:type="rectangle" draw:enhanced-path="M 0 0 L 21600 0 21600 21600 0 21600 0 0 Z N"/>
          </draw:custom-shape>
          <draw:custom-shape draw:style-name="gr1" draw:text-style-name="P1" draw:layer="layout" svg:width="0.42cm" svg:height="1.011cm" svg:x="12.609cm" svg:y="5.934cm">
            <text:p/>
            <draw:enhanced-geometry svg:viewBox="0 0 21600 21600" draw:type="rectangle" draw:enhanced-path="M 0 0 L 21600 0 21600 21600 0 21600 0 0 Z N"/>
          </draw:custom-shape>
          <draw:custom-shape draw:style-name="gr1" draw:text-style-name="P1" draw:layer="layout" svg:width="0.421cm" svg:height="0.467cm" svg:x="11.978cm" svg:y="6.478cm">
            <text:p/>
            <draw:enhanced-geometry svg:viewBox="0 0 21600 21600" draw:type="rectangle" draw:enhanced-path="M 0 0 L 21600 0 21600 21600 0 21600 0 0 Z N"/>
          </draw:custom-shape>
          <draw:custom-shape draw:style-name="gr1" draw:text-style-name="P1" draw:layer="layout" svg:width="0.42cm" svg:height="3.734cm" svg:x="16.391cm" svg:y="3.133cm">
            <text:p/>
            <draw:enhanced-geometry svg:viewBox="0 0 21600 21600" draw:type="rectangle" draw:enhanced-path="M 0 0 L 21600 0 21600 21600 0 21600 0 0 Z N"/>
          </draw:custom-shape>
          <draw:custom-shape draw:style-name="gr1" draw:text-style-name="P1" draw:layer="layout" svg:width="0.421cm" svg:height="2.256cm" svg:x="16.951cm" svg:y="4.689cm">
            <text:p/>
            <draw:enhanced-geometry svg:viewBox="0 0 21600 21600" draw:type="rectangle" draw:enhanced-path="M 0 0 L 21600 0 21600 21600 0 21600 0 0 Z N"/>
          </draw:custom-shape>
          <draw:custom-shape draw:style-name="gr1" draw:text-style-name="P1" draw:layer="layout" svg:width="0.42cm" svg:height="1.322cm" svg:x="17.512cm" svg:y="5.623cm">
            <text:p/>
            <draw:enhanced-geometry svg:viewBox="0 0 21600 21600" draw:type="rectangle" draw:enhanced-path="M 0 0 L 21600 0 21600 21600 0 21600 0 0 Z N"/>
          </draw:custom-shape>
          <draw:custom-shape draw:style-name="gr1" draw:text-style-name="P1" draw:layer="layout" svg:width="0.42cm" svg:height="1.011cm" svg:x="18.072cm" svg:y="5.856cm">
            <text:p/>
            <draw:enhanced-geometry svg:viewBox="0 0 21600 21600" draw:type="rectangle" draw:enhanced-path="M 0 0 L 21600 0 21600 21600 0 21600 0 0 Z N"/>
          </draw:custom-shape>
          <draw:path draw:style-name="gr2" draw:text-style-name="P1" draw:layer="layout" svg:width="8.099cm" svg:height="5.054cm" draw:transform="skewX (0.0254818070791172) rotate (-3.00510790608384) translate (19.6850062406942cm 7.08032920437785cm)" svg:viewBox="0 0 8100 5055" svg:d="m0 18c319-90 584 174 781 403 255 295 391 680 644 975 250 291 399 667 566 1019 152 318 217 662 403 969 168 279 218 631 383 913 170 291 403 600 728 664 265 51 567 220 810-77 207-253 465-456 642-746 172-282 313-583 507-845 197-266 347-571 576-808 261-269 610-403 876-660 238-229 530-415 849-422l239 33 96 13">
            <text:p/>
          </draw:path>
        </draw:g>
        <draw:g>
          <draw:custom-shape draw:style-name="gr1" draw:text-style-name="P1" draw:layer="layout" svg:width="0.432cm" svg:height="0.566cm" svg:x="5.79cm" svg:y="6.092cm">
            <text:p/>
            <draw:enhanced-geometry svg:viewBox="0 0 21600 21600" draw:type="rectangle" draw:enhanced-path="M 0 0 L 21600 0 21600 21600 0 21600 0 0 Z N"/>
          </draw:custom-shape>
          <draw:custom-shape draw:style-name="gr1" draw:text-style-name="P1" draw:layer="layout" svg:width="0.43cm" svg:height="0.81cm" svg:x="5.217cm" svg:y="5.836cm">
            <text:p/>
            <draw:enhanced-geometry svg:viewBox="0 0 21600 21600" draw:type="rectangle" draw:enhanced-path="M 0 0 L 21600 0 21600 21600 0 21600 0 0 Z N"/>
          </draw:custom-shape>
          <draw:custom-shape draw:style-name="gr1" draw:text-style-name="P1" draw:layer="layout" svg:width="0.43cm" svg:height="1.295cm" svg:x="4.715cm" svg:y="5.363cm">
            <text:p/>
            <draw:enhanced-geometry svg:viewBox="0 0 21600 21600" draw:type="rectangle" draw:enhanced-path="M 0 0 L 21600 0 21600 21600 0 21600 0 0 Z N"/>
          </draw:custom-shape>
          <draw:custom-shape draw:style-name="gr1" draw:text-style-name="P1" draw:layer="layout" svg:width="0.431cm" svg:height="0.646cm" svg:x="4.14cm" svg:y="6.092cm">
            <text:p/>
            <draw:enhanced-geometry svg:viewBox="0 0 21600 21600" draw:type="rectangle" draw:enhanced-path="M 0 0 L 21600 0 21600 21600 0 21600 0 0 Z N"/>
          </draw:custom-shape>
          <draw:custom-shape draw:style-name="gr1" draw:text-style-name="P1" draw:layer="layout" svg:width="0.43cm" svg:height="0.891cm" svg:x="3.638cm" svg:y="5.847cm">
            <text:p/>
            <draw:enhanced-geometry svg:viewBox="0 0 21600 21600" draw:type="rectangle" draw:enhanced-path="M 0 0 L 21600 0 21600 21600 0 21600 0 0 Z N"/>
          </draw:custom-shape>
          <draw:custom-shape draw:style-name="gr1" draw:text-style-name="P1" draw:layer="layout" svg:width="0.43cm" svg:height="1.7cm" svg:x="3.136cm" svg:y="5.038cm">
            <text:p/>
            <draw:enhanced-geometry svg:viewBox="0 0 21600 21600" draw:type="rectangle" draw:enhanced-path="M 0 0 L 21600 0 21600 21600 0 21600 0 0 Z N"/>
          </draw:custom-shape>
          <draw:custom-shape draw:style-name="gr1" draw:text-style-name="P1" draw:layer="layout" svg:width="0.431cm" svg:height="0.486cm" svg:x="2.49cm" svg:y="6.252cm">
            <text:p/>
            <draw:enhanced-geometry svg:viewBox="0 0 21600 21600" draw:type="rectangle" draw:enhanced-path="M 0 0 L 21600 0 21600 21600 0 21600 0 0 Z N"/>
          </draw:custom-shape>
          <draw:custom-shape draw:style-name="gr1" draw:text-style-name="P1" draw:layer="layout" svg:width="0.43cm" svg:height="0.567cm" svg:x="7.023cm" svg:y="6.092cm">
            <text:p/>
            <draw:enhanced-geometry svg:viewBox="0 0 21600 21600" draw:type="rectangle" draw:enhanced-path="M 0 0 L 21600 0 21600 21600 0 21600 0 0 Z N"/>
          </draw:custom-shape>
          <draw:custom-shape draw:style-name="gr1" draw:text-style-name="P1" draw:layer="layout" svg:width="0.432cm" svg:height="2.35cm" svg:x="7.584cm" svg:y="4.388cm">
            <text:p/>
            <draw:enhanced-geometry svg:viewBox="0 0 21600 21600" draw:type="rectangle" draw:enhanced-path="M 0 0 L 21600 0 21600 21600 0 21600 0 0 Z N"/>
          </draw:custom-shape>
          <draw:custom-shape draw:style-name="gr1" draw:text-style-name="P1" draw:layer="layout" svg:width="0.43cm" svg:height="0.485cm" svg:x="8.159cm" svg:y="6.253cm">
            <text:p/>
            <draw:enhanced-geometry svg:viewBox="0 0 21600 21600" draw:type="rectangle" draw:enhanced-path="M 0 0 L 21600 0 21600 21600 0 21600 0 0 Z N"/>
          </draw:custom-shape>
          <draw:custom-shape draw:style-name="gr1" draw:text-style-name="P1" draw:layer="layout" svg:width="0.43cm" svg:height="0.405cm" svg:x="8.733cm" svg:y="6.253cm">
            <text:p/>
            <draw:enhanced-geometry svg:viewBox="0 0 21600 21600" draw:type="rectangle" draw:enhanced-path="M 0 0 L 21600 0 21600 21600 0 21600 0 0 Z N"/>
          </draw:custom-shape>
          <draw:path draw:style-name="gr2" draw:text-style-name="P1" draw:layer="layout" svg:width="8.299cm" svg:height="5.263cm" draw:transform="skewX (0.0293215314335047) rotate (-3.00301351098144) translate (10.3850599032271cm 6.87944763578411cm)" svg:viewBox="0 0 8300 5264" svg:d="m0 19c327-94 599 181 801 419 261 308 400 708 659 1016 257 303 409 695 581 1061 155 331 221 689 411 1009 173 291 224 657 393 951 175 303 413 625 746 691 271 54 581 229 830-80 213-264 476-475 658-778 176-293 321-606 520-879 202-277 356-595 591-842 267-280 624-420 897-687 244-239 543-433 870-440l245 34 98 14">
            <text:p/>
          </draw:path>
          <draw:custom-shape draw:style-name="gr1" draw:text-style-name="P1" draw:layer="layout" svg:width="0.43cm" svg:height="1.054cm" svg:x="6.449cm" svg:y="5.605cm">
            <text:p/>
            <draw:enhanced-geometry svg:viewBox="0 0 21600 21600" draw:type="rectangle" draw:enhanced-path="M 0 0 L 21600 0 21600 21600 0 21600 0 0 Z N"/>
          </draw:custom-shape>
        </draw:g>
      </draw:page>
      <draw:page draw:name="page2" draw:style-name="dp1" draw:master-page-name="Default">
        <draw:g>
          <draw:path draw:style-name="gr2" draw:text-style-name="P1" draw:layer="layout" svg:width="3.561cm" svg:height="2.677cm" draw:transform="skewX (0.0740019602845596) rotate (-2.97630997342593) translate (11.5848775977805cm 6.58847380191046cm)" svg:viewBox="0 0 3562 2678" svg:d="m0 10c140-48 257 92 344 213 112 157 172 360 283 517 110 154 175 353 249 540 67 168 95 350 177 513 74 148 96 334 169 484 75 154 177 318 320 351 116 28 249 117 356-40 91-135 204-242 282-396 76-149 138-308 223-447 87-141 153-303 254-429 114-142 268-213 385-349 104-122 233-220 373-224l105 17 42 7">
            <text:p/>
          </draw:path>
          <draw:path draw:style-name="gr2" draw:text-style-name="P1" draw:layer="layout" svg:width="6.162cm" svg:height="0.564cm" draw:transform="skewX (-0.636870644052731) rotate (-3.12187043304226) translate (19.6855437144804cm 6.5976080711052cm)" svg:viewBox="0 0 6163 565" svg:d="m0 2c243-10 445 19 595 45 193 33 297 76 490 109 190 33 303 75 431 114 115 35 165 74 306 108 128 31 166 71 292 102 129 33 307 67 554 74 201 6 431 25 616-8 158-29 353-51 488-84 131-31 239-65 386-94 150-30 264-64 438-91 198-30 464-45 666-73 181-26 404-47 646-48l183 4 72 1">
            <text:p/>
          </draw:path>
          <draw:path draw:style-name="gr2" draw:text-style-name="P1" draw:layer="layout" svg:width="1.069cm" svg:height="2.018cm" draw:transform="skewX (1.08699105814207) rotate (-2.04639854796335) translate (2.6011275631357cm 6.58126906951217cm)" svg:viewBox="0 0 1070 2019" svg:d="m0 7c42-36 77 70 103 161 34 118 51 272 85 390 32 116 52 266 74 406 20 127 28 265 52 387 23 112 29 252 51 365 22 116 53 240 95 265 35 21 75 88 108-31 27-101 61-182 85-298 23-112 42-232 67-337 27-106 47-228 77-323 35-107 81-161 116-263 32-92 71-166 113-169l31 13 13 6">
            <text:p/>
          </draw:path>
          <draw:path draw:style-name="gr2" draw:text-style-name="P1" draw:layer="layout" svg:width="1.069cm" svg:height="2.018cm" draw:transform="skewX (1.08699105814207) rotate (-2.04639854796335) translate (5.7011275631357cm 6.58126906951216cm)" svg:viewBox="0 0 1070 2019" svg:d="m0 7c42-36 77 70 103 161 34 118 51 272 85 390 32 116 52 266 74 406 20 127 28 265 52 387 23 112 29 252 51 365 22 116 53 240 95 265 35 21 75 88 108-31 27-101 61-182 85-298 23-112 42-232 67-337 27-106 47-228 77-323 35-107 81-161 116-263 32-92 71-166 113-169l31 13 13 6">
            <text:p/>
          </draw:path>
          <draw:line draw:style-name="gr3" draw:text-style-name="P1" draw:layer="layout" svg:x1="2.001cm" svg:y1="7.7cm" svg:x2="19.401cm" svg:y2="7.6cm">
            <text:p/>
          </draw:line>
        </draw:g>
        <draw:frame draw:style-name="gr4" draw:layer="layout" svg:width="2.741cm" svg:height="0.962cm" svg:x="1.06cm" svg:y="1.338cm">
          <draw:text-box>
            <text:p>rho(t=0)</text:p>
          </draw:text-box>
        </draw:frame>
        <draw:frame draw:style-name="gr5" draw:layer="layout" svg:width="5.858cm" svg:height="0.962cm" svg:x="3.601cm" svg:y="1.3cm">
          <draw:text-box>
            <text:p>rho(tau&lt;&lt;tau`)</text:p>
          </draw:text-box>
        </draw:frame>
        <draw:frame draw:style-name="gr4" draw:layer="layout" svg:width="2.741cm" svg:height="0.962cm" svg:x="1.061cm" svg:y="1.338cm">
          <draw:text-box>
            <text:p>rho(t=0)</text:p>
          </draw:text-box>
        </draw:frame>
        <draw:frame draw:style-name="gr5" draw:layer="layout" svg:width="5.858cm" svg:height="0.962cm" svg:x="7.29cm" svg:y="2.8cm">
          <draw:text-box>
            <text:p>rho(tau~tau`)</text:p>
          </draw:text-box>
        </draw:frame>
        <draw:frame draw:style-name="gr5" draw:layer="layout" svg:width="5.858cm" svg:height="0.962cm" svg:x="13.443cm" svg:y="4.538cm">
          <draw:text-box>
            <text:p>rho(tau&gt;&gt;tau`)</text:p>
          </draw:text-box>
        </draw:frame>
        <draw:frame draw:style-name="gr5" draw:layer="layout" svg:width="2.058cm" svg:height="0.962cm" svg:x="18.401cm" svg:y="7.9cm">
          <draw:text-box>
            <text:p>t</text:p>
          </draw:text-box>
        </draw:frame>
      </draw:page>
      <draw:page draw:name="page3" draw:style-name="dp1" draw:master-page-name="Default">
        <draw:custom-shape draw:style-name="gr6" draw:text-style-name="P1" draw:layer="layout" svg:width="3.7cm" svg:height="2.1cm" svg:x="4.4cm" svg:y="8cm">
          <text:p text:style-name="P1">ABM</text:p>
          <draw:enhanced-geometry svg:viewBox="0 0 21600 21600" draw:type="rectangle" draw:enhanced-path="M 0 0 L 21600 0 21600 21600 0 21600 0 0 Z N"/>
        </draw:custom-shape>
        <draw:custom-shape draw:style-name="gr6" draw:text-style-name="P1" draw:layer="layout" svg:width="3.7cm" svg:height="2.1cm" svg:x="4.4cm" svg:y="5.5cm">
          <text:p text:style-name="P1">Parameter</text:p>
          <text:p text:style-name="P1">File</text:p>
          <draw:enhanced-geometry svg:viewBox="0 0 21600 21600" draw:type="rectangle" draw:enhanced-path="M 0 0 L 21600 0 21600 21600 0 21600 0 0 Z N"/>
        </draw:custom-shape>
        <draw:custom-shape draw:style-name="gr7" draw:text-style-name="P1" draw:layer="layout" svg:width="4.5cm" svg:height="2.2cm" svg:x="13.4cm" svg:y="1.6cm">
          <text:p text:style-name="P1">Equation-free </text:p>
          <text:p text:style-name="P1">Wrapper</text:p>
          <draw:enhanced-geometry svg:viewBox="0 0 21600 21600" draw:type="rectangle" draw:enhanced-path="M 0 0 L 21600 0 21600 21600 0 21600 0 0 Z N"/>
        </draw:custom-shape>
        <draw:line draw:style-name="gr8" draw:text-style-name="P1" draw:layer="layout" svg:x1="6.3cm" svg:y1="11.9cm" svg:x2="6.3cm" svg:y2="10.1cm">
          <text:p/>
        </draw:line>
        <draw:line draw:style-name="gr9" draw:text-style-name="P1" draw:layer="layout" svg:x1="7.1cm" svg:y1="11.9cm" svg:x2="7.1cm" svg:y2="10.1cm">
          <text:p/>
        </draw:line>
        <draw:custom-shape draw:style-name="gr7" draw:text-style-name="P1" draw:layer="layout" svg:width="4.5cm" svg:height="2.2cm" svg:x="4.3cm" svg:y="11.9cm">
          <text:p text:style-name="P1">Test Phase</text:p>
          <draw:enhanced-geometry svg:viewBox="0 0 21600 21600" draw:type="rectangle" draw:enhanced-path="M 0 0 L 21600 0 21600 21600 0 21600 0 0 Z N"/>
        </draw:custom-shape>
        <draw:line draw:style-name="gr10" draw:text-style-name="P1" draw:layer="layout" svg:x1="2.7cm" svg:y1="6.6cm" svg:x2="4.4cm" svg:y2="6.6cm">
          <text:p/>
        </draw:line>
        <draw:line draw:style-name="gr11" draw:text-style-name="P1" draw:layer="layout" svg:x1="2.7cm" svg:y1="6.6cm" svg:x2="2.6cm" svg:y2="17cm">
          <text:p/>
        </draw:line>
        <draw:line draw:style-name="gr11" draw:text-style-name="P1" draw:layer="layout" svg:x1="2.6cm" svg:y1="17cm" svg:x2="4.2cm" svg:y2="17cm">
          <text:p/>
        </draw:line>
        <draw:line draw:style-name="gr12" draw:text-style-name="P1" draw:layer="layout" svg:x1="15.7cm" svg:y1="3.7cm" svg:x2="15.7cm" svg:y2="4.8cm">
          <text:p/>
        </draw:line>
        <draw:line draw:style-name="gr13" draw:text-style-name="P1" draw:layer="layout" svg:x1="18.9cm" svg:y1="13.4cm" svg:x2="8.8cm" svg:y2="13.4cm">
          <text:p/>
        </draw:line>
        <draw:frame draw:style-name="gr14" draw:layer="layout" svg:width="3.3cm" svg:height="1.25cm" svg:x="14.2cm" svg:y="4.7cm">
          <draw:text-box>
            <text:p>Testing?</text:p>
          </draw:text-box>
        </draw:frame>
        <draw:frame draw:style-name="gr14" draw:layer="layout" svg:width="1.6cm" svg:height="1.25cm" svg:x="18.7cm" svg:y="6.35cm">
          <draw:text-box>
            <text:p>yes</text:p>
          </draw:text-box>
        </draw:frame>
        <draw:line draw:style-name="gr13" draw:text-style-name="P1" draw:layer="layout" svg:x1="13.6cm" svg:y1="9.5cm" svg:x2="8.2cm" svg:y2="9.5cm">
          <text:p/>
        </draw:line>
        <draw:line draw:style-name="gr12" draw:text-style-name="P1" draw:layer="layout" svg:x1="18.8cm" svg:y1="5.2cm" svg:x2="18.8cm" svg:y2="13.4cm">
          <text:p/>
        </draw:line>
        <draw:line draw:style-name="gr12" draw:text-style-name="P1" draw:layer="layout" svg:x1="17.3cm" svg:y1="5.2cm" svg:x2="18.8cm" svg:y2="5.2cm">
          <text:p/>
        </draw:line>
        <draw:frame draw:style-name="gr15" draw:layer="layout" svg:width="2cm" svg:height="1cm" svg:x="15.8cm" svg:y="6.3cm">
          <draw:text-box>
            <text:p>no</text:p>
          </draw:text-box>
        </draw:frame>
        <draw:line draw:style-name="gr9" draw:text-style-name="P1" draw:layer="layout" svg:x1="14cm" svg:y1="7.8cm" svg:x2="14cm" svg:y2="6.4cm">
          <text:p/>
        </draw:line>
        <draw:line draw:style-name="gr12" draw:text-style-name="P1" draw:layer="layout" svg:x1="8.2cm" svg:y1="6.4cm" svg:x2="14cm" svg:y2="6.4cm">
          <text:p/>
        </draw:line>
        <draw:line draw:style-name="gr16" draw:text-style-name="P1" draw:layer="layout" svg:x1="8.2cm" svg:y1="8.1cm" svg:x2="13.3cm" svg:y2="8.1cm">
          <text:p/>
        </draw:line>
        <draw:custom-shape draw:style-name="gr7" draw:text-style-name="P1" draw:layer="layout" svg:width="4.5cm" svg:height="2.2cm" svg:x="4.3cm" svg:y="15.9cm">
          <text:p text:style-name="P1">Output </text:p>
          <text:p text:style-name="P1">tau, N, ds </text:p>
          <text:p text:style-name="P1">to user</text:p>
          <draw:enhanced-geometry svg:viewBox="0 0 21600 21600" draw:type="rectangle" draw:enhanced-path="M 0 0 L 21600 0 21600 21600 0 21600 0 0 Z N"/>
        </draw:custom-shape>
        <draw:line draw:style-name="gr9" draw:text-style-name="P1" draw:layer="layout" svg:x1="6.6cm" svg:y1="15.8cm" svg:x2="6.6cm" svg:y2="14cm">
          <text:p/>
        </draw:line>
        <draw:custom-shape draw:style-name="gr7" draw:text-style-name="P1" draw:layer="layout" svg:width="4.5cm" svg:height="2.2cm" svg:x="13.4cm" svg:y="7.8cm">
          <text:p text:style-name="P1">Equation-free </text:p>
          <text:p text:style-name="P1">Continuation</text:p>
          <draw:enhanced-geometry svg:viewBox="0 0 21600 21600" draw:type="rectangle" draw:enhanced-path="M 0 0 L 21600 0 21600 21600 0 21600 0 0 Z N"/>
        </draw:custom-shape>
        <draw:line draw:style-name="gr9" draw:text-style-name="P1" draw:layer="layout" svg:x1="15.7cm" svg:y1="7.8cm" svg:x2="15.7cm" svg:y2="5.5cm">
          <text:p/>
        </draw:line>
        <draw:custom-shape draw:style-name="gr7" draw:text-style-name="P1" draw:layer="layout" svg:width="5.9cm" svg:height="2.6cm" svg:x="13cm" svg:y="15.9cm">
          <text:p text:style-name="P1">Output to user</text:p>
          <text:p text:style-name="P1">Bifurcation curve</text:p>
          <text:p text:style-name="P1">Continuation details</text:p>
          <draw:enhanced-geometry svg:viewBox="0 0 21600 21600" draw:type="rectangle" draw:enhanced-path="M 0 0 L 21600 0 21600 21600 0 21600 0 0 Z N"/>
        </draw:custom-shape>
        <draw:line draw:style-name="gr9" draw:text-style-name="P1" draw:layer="layout" svg:x1="15.9cm" svg:y1="15.8cm" svg:x2="15.9cm" svg:y2="12.8cm">
          <text:p/>
        </draw:line>
        <draw:frame draw:style-name="gr15" draw:layer="layout" svg:width="2cm" svg:height="1cm" svg:x="15cm" svg:y="11.7cm">
          <draw:text-box>
            <text:p>finish</text:p>
          </draw:text-box>
        </draw:frame>
        <draw:line draw:style-name="gr12" draw:text-style-name="P1" draw:layer="layout" svg:x1="15.8cm" svg:y1="10cm" svg:x2="15.8cm" svg:y2="11.5cm">
          <text:p/>
        </draw:line>
      </draw:page>
      <draw:page draw:name="page4" draw:style-name="dp1" draw:master-page-name="Default">
        <draw:g>
          <draw:line draw:style-name="gr17" draw:text-style-name="P1" draw:layer="layout" svg:x1="7.858cm" svg:y1="2cm" svg:x2="7.858cm" svg:y2="6.1cm">
            <text:p/>
          </draw:line>
          <draw:line draw:style-name="gr17" draw:text-style-name="P1" draw:layer="layout" svg:x1="13.878cm" svg:y1="6.1cm" svg:x2="7.857cm" svg:y2="6.099cm">
            <text:p/>
          </draw:line>
          <draw:path draw:style-name="gr12" draw:text-style-name="P1" draw:layer="layout" svg:width="3.52cm" svg:height="2.808cm" draw:transform="skewX (0.0160570291183478) rotate (-2.85186799775874) translate (13.5275895964037cm 5.18863256124917cm)" svg:viewBox="0 0 3521 2809" svg:d="m0 2593c150-13 299 19 446 33s300 6 442 46c140 40 270 43 406 78 158 40 324 12 484 44 153 31 311 4 466 11 170 8 336-23 492-81 179-66 346-159 514-258 146-86 185-240 245-380 65-151 0-312-104-413-121-117-199-272-334-382-114-94-223-196-354-261-143-71-269-159-400-247-130-87-279-134-403-232-125-99-282-141-430-185-144-42-289-85-433-128-140-41-280-83-420-125l-153-45-127-38-102-30">
            <text:p/>
          </draw:path>
          <draw:custom-shape draw:style-name="gr18" draw:text-style-name="P1" draw:layer="layout" svg:width="0.234cm" svg:height="0.241cm" svg:x="12.943cm" svg:y="5.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1.891cm" svg:y="5.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cm" svg:x="11.015cm" svg:y="5.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10.255cm" svg:y="4.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3cm" svg:height="0.241cm" svg:x="10.255cm" svg:y="5.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9.728cm" svg:y="4.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1cm" svg:x="9.728cm" svg:y="4.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2cm" svg:x="9.319cm" svg:y="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9.553cm" svg:y="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241cm" svg:x="9.727cm" svg:y="4.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9.495cm" svg:y="3.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2cm" svg:x="9.319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241cm" svg:x="9.845cm" svg:y="3.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2cm" svg:x="9.611cm" svg:y="3.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10.43cm" svg:y="3.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1cm" svg:x="10.196cm" svg:y="2.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1.015cm" svg:y="2.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2cm" svg:x="10.956cm" svg:y="2.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layer="layout" svg:width="0.235cm" svg:height="0.242cm" svg:x="6.627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2cm" svg:x="6.51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3cm" svg:height="0.242cm" svg:x="6.393cm" svg:y="5.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1cm" svg:x="6.276cm" svg:y="5.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3cm" svg:height="0.241cm" svg:x="6.218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3cm" svg:height="0.242cm" svg:x="6.101cm" svg:y="5.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3cm" svg:height="0.242cm" svg:x="5.926cm" svg:y="5.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3cm" svg:height="0.242cm" svg:x="5.809cm" svg:y="5.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4cm" svg:height="0.241cm" svg:x="6.042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241cm" svg:x="6.685cm" svg:y="5.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6.569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1.601cm" svg:y1="2cm" svg:x2="1.601cm" svg:y2="6.1cm">
            <text:p/>
          </draw:line>
          <draw:line draw:style-name="gr17" draw:text-style-name="P1" draw:layer="layout" svg:x1="7.621cm" svg:y1="6.1cm" svg:x2="1.6cm" svg:y2="6.099cm">
            <text:p/>
          </draw:line>
          <draw:path draw:style-name="gr12" draw:text-style-name="P1" draw:layer="layout" svg:width="3.52cm" svg:height="2.808cm" draw:transform="skewX (0.0160570291183478) rotate (-2.85186799775874) translate (7.27025934949012cm 5.18874147386861cm)" svg:viewBox="0 0 3521 2809" svg:d="m0 2593c150-13 299 19 446 33s300 6 442 46c140 40 270 43 406 78 158 40 324 12 484 44 153 31 311 4 466 11 170 8 336-23 492-81 179-66 346-159 514-258 146-86 185-240 245-380 65-151 0-312-104-413-121-117-199-272-334-382-114-94-223-196-354-261-143-71-269-159-400-247-130-87-279-134-403-232-125-99-282-141-430-185-144-42-289-85-433-128-140-41-280-83-420-125l-153-45-127-38-102-30">
            <text:p/>
          </draw:path>
          <draw:custom-shape draw:style-name="gr18" draw:text-style-name="P1" draw:layer="layout" svg:width="0.233cm" svg:height="0.241cm" svg:x="6.452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6.335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6.276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6.101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6.042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5.926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241cm" svg:x="5.691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5.809cm" svg:y="5.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 draw:text-style-name="P1" draw:layer="layout" svg:x1="14.116cm" svg:y1="2cm" svg:x2="14.116cm" svg:y2="6.1cm">
            <text:p/>
          </draw:line>
          <draw:line draw:style-name="gr17" draw:text-style-name="P1" draw:layer="layout" svg:x1="20.136cm" svg:y1="6.1cm" svg:x2="14.115cm" svg:y2="6.099cm">
            <text:p/>
          </draw:line>
          <draw:path draw:style-name="gr12" draw:text-style-name="P1" draw:layer="layout" svg:width="3.52cm" svg:height="2.808cm" draw:transform="skewX (0.0160570291183478) rotate (-2.85186799775874) translate (19.7852666276587cm 5.18885038648804cm)" svg:viewBox="0 0 3521 2809" svg:d="m0 2593c150-13 299 19 446 33s300 6 442 46c140 40 270 43 406 78 158 40 324 12 484 44 153 31 311 4 466 11 170 8 336-23 492-81 179-66 346-159 514-258 146-86 185-240 245-380 65-151 0-312-104-413-121-117-199-272-334-382-114-94-223-196-354-261-143-71-269-159-400-247-130-87-279-134-403-232-125-99-282-141-430-185-144-42-289-85-433-128-140-41-280-83-420-125l-153-45-127-38-102-30">
            <text:p/>
          </draw:path>
          <draw:custom-shape draw:style-name="gr18" draw:text-style-name="P1" draw:layer="layout" svg:width="0.233cm" svg:height="0.241cm" svg:x="19.201cm" svg:y="5.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6.98cm" svg:y="5.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33cm" svg:height="0.24cm" svg:x="14.7cm" svg:y="4.8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5" draw:style-name="dp1" draw:master-page-name="Default">
        <draw:custom-shape draw:style-name="gr20" draw:text-style-name="P1" draw:layer="layout" svg:width="7.1cm" svg:height="3.1cm" svg:x="7.2cm" svg:y="13.6cm">
          <text:p text:style-name="P1">Macro Stepper</text:p>
          <text:p text:style-name="P1">U(X;mu) → U(X;mu+ds)</text:p>
          <draw:enhanced-geometry svg:viewBox="0 0 21600 21600" draw:type="rectangle" draw:enhanced-path="M 0 0 L 21600 0 21600 21600 0 21600 0 0 Z N"/>
        </draw:custom-shape>
        <draw:custom-shape draw:style-name="gr20" draw:text-style-name="P1" draw:layer="layout" svg:width="5.9cm" svg:height="3.1cm" svg:x="13.2cm" svg:y="7.2cm">
          <text:p text:style-name="P1">{ 1 u(t=tau) = <text:span text:style-name="T1">x</text:span><text:span text:style-name="T2">1</text:span></text:p>
          <text:p text:style-name="P1"><text:s/>2 u(t=tau) = <text:span text:style-name="T1">x</text:span><text:span text:style-name="T2">2</text:span></text:p>
          <text:p text:style-name="P1">…</text:p>
          <text:p text:style-name="P1"><text:s/>N u(t=tau) = <text:span text:style-name="T1">x</text:span><text:span text:style-name="T2">N</text:span> }</text:p>
          <draw:enhanced-geometry svg:viewBox="0 0 21600 21600" draw:type="rectangle" draw:enhanced-path="M 0 0 L 21600 0 21600 21600 0 21600 0 0 Z N"/>
        </draw:custom-shape>
        <draw:custom-shape draw:style-name="gr20" draw:text-style-name="P1" draw:layer="layout" svg:width="5.9cm" svg:height="3.1cm" svg:x="1.1cm" svg:y="7.2cm">
          <text:p text:style-name="P1">{ 1 u(t=t0) = <text:span text:style-name="T1">x</text:span>0</text:p>
          <text:p text:style-name="P1"><text:s/>2 u(t=t0) = <text:span text:style-name="T1">x</text:span>0</text:p>
          <text:p text:style-name="P1">…</text:p>
          <text:p text:style-name="P1"><text:s/>N u(t=t0) = <text:span text:style-name="T1">x</text:span>0 }</text:p>
          <draw:enhanced-geometry svg:viewBox="0 0 21600 21600" draw:type="rectangle" draw:enhanced-path="M 0 0 L 21600 0 21600 21600 0 21600 0 0 Z N"/>
        </draw:custom-shape>
        <draw:custom-shape draw:style-name="gr20" draw:text-style-name="P1" draw:layer="layout" svg:width="4.2cm" svg:height="2.3cm" svg:x="16.2cm" svg:y="13.9cm">
          <text:p text:style-name="P1">Fixed Point?</text:p>
          <draw:enhanced-geometry svg:viewBox="0 0 21600 21600" draw:type="rectangle" draw:enhanced-path="M 0 0 L 21600 0 21600 21600 0 21600 0 0 Z N"/>
        </draw:custom-shape>
        <draw:custom-shape draw:style-name="gr20" draw:text-style-name="P1" draw:layer="layout" svg:width="4.2cm" svg:height="2.3cm" svg:x="1.1cm" svg:y="14cm">
          <text:p text:style-name="P1">Coarse Initial </text:p>
          <text:p text:style-name="P1">Conditions</text:p>
          <text:p text:style-name="P1">U(X;mu)</text:p>
          <draw:enhanced-geometry svg:viewBox="0 0 21600 21600" draw:type="rectangle" draw:enhanced-path="M 0 0 L 21600 0 21600 21600 0 21600 0 0 Z N"/>
        </draw:custom-shape>
        <draw:line draw:style-name="gr21" draw:text-style-name="P1" draw:layer="layout" svg:x1="0.2cm" svg:y1="15.1cm" svg:x2="1.1cm" svg:y2="15.1cm">
          <text:p/>
        </draw:line>
        <draw:line draw:style-name="gr21" draw:text-style-name="P1" draw:layer="layout" svg:x1="16.2cm" svg:y1="15.1cm" svg:x2="14.3cm" svg:y2="15.1cm">
          <text:p/>
        </draw:line>
        <draw:line draw:style-name="gr21" draw:text-style-name="P1" draw:layer="layout" svg:x1="7.2cm" svg:y1="15.2cm" svg:x2="5.3cm" svg:y2="15.2cm">
          <text:p/>
        </draw:line>
        <draw:line draw:style-name="gr21" draw:text-style-name="P1" draw:layer="layout" svg:x1="3.2cm" svg:y1="14cm" svg:x2="3.2cm" svg:y2="10.4cm">
          <text:p/>
        </draw:line>
        <draw:line draw:style-name="gr21" draw:text-style-name="P1" draw:layer="layout" svg:x1="17.8cm" svg:y1="10.3cm" svg:x2="17.8cm" svg:y2="13.9cm">
          <text:p/>
        </draw:line>
        <draw:line draw:style-name="gr22" draw:text-style-name="P1" draw:layer="layout" svg:x1="20.9cm" svg:y1="15.2cm" svg:x2="20.9cm" svg:y2="5.9cm">
          <text:p/>
        </draw:line>
        <draw:line draw:style-name="gr22" draw:text-style-name="P1" draw:layer="layout" svg:x1="20.9cm" svg:y1="5.9cm" svg:x2="0.2cm" svg:y2="5.9cm">
          <text:p/>
        </draw:line>
        <draw:line draw:style-name="gr22" draw:text-style-name="P1" draw:layer="layout" svg:x1="0.2cm" svg:y1="5.9cm" svg:x2="0.2cm" svg:y2="15.1cm">
          <text:p/>
        </draw:line>
        <draw:line draw:style-name="gr21" draw:text-style-name="P1" draw:layer="layout" svg:x1="7.15cm" svg:y1="8.675cm" svg:x2="13.05cm" svg:y2="8.675cm">
          <text:p/>
        </draw:line>
        <draw:line draw:style-name="gr22" draw:text-style-name="P1" draw:layer="layout" svg:x1="21cm" svg:y1="15.1cm" svg:x2="20.4cm" svg:y2="15.1cm">
          <text:p/>
        </draw:line>
        <draw:frame draw:style-name="gr23" draw:layer="layout" svg:width="2cm" svg:height="1.1cm" svg:x="14.5cm" svg:y="14.1cm">
          <draw:text-box>
            <text:p>YES</text:p>
          </draw:text-box>
        </draw:frame>
        <draw:frame draw:style-name="gr23" draw:layer="layout" svg:width="2cm" svg:height="1.1cm" svg:x="19.5cm" svg:y="12.7cm">
          <draw:text-box>
            <text:p>NO</text:p>
          </draw:text-box>
        </draw:frame>
        <draw:frame draw:style-name="gr23" draw:layer="layout" svg:width="3.5cm" svg:height="1.673cm" svg:x="8.3cm" svg:y="7.027cm">
          <draw:text-box>
            <text:p>Micro time </text:p>
            <text:p>Stepper</text:p>
          </draw:text-box>
        </draw:frame>
        <draw:frame draw:style-name="gr23" draw:layer="layout" svg:width="3.5cm" svg:height="1.673cm" svg:x="8.37cm" svg:y="8.727cm">
          <draw:text-box>
            <text:p>Simulate /</text:p>
            <text:p>Evolve</text:p>
          </draw:text-box>
        </draw:frame>
        <draw:frame draw:style-name="gr23" draw:layer="layout" svg:width="6.8cm" svg:height="1.673cm" svg:x="3.3cm" svg:y="11.127cm">
          <draw:text-box>
            <text:p>Lift</text:p>
            <text:p>U(X;mu) → u(x;mu)</text:p>
          </draw:text-box>
        </draw:frame>
        <draw:frame draw:style-name="gr23" draw:layer="layout" svg:width="6.8cm" svg:height="1.673cm" svg:x="11.9cm" svg:y="11cm">
          <draw:text-box>
            <text:p>Restrict </text:p>
            <text:p>u(x;mu) → U(X;mu)</text:p>
          </draw:text-box>
        </draw:frame>
        <draw:frame draw:style-name="gr23" draw:layer="layout" svg:width="7.9cm" svg:height="1.673cm" svg:x="6.5cm" svg:y="4.327cm">
          <draw:text-box>
            <text:p>Corrector</text:p>
            <text:p>x-&gt;x+dx; mu-&gt;mu+dmu</text:p>
          </draw:text-box>
        </draw:frame>
        <draw:custom-shape draw:style-name="gr20" draw:text-style-name="P1" draw:layer="layout" svg:width="5cm" svg:height="2.8cm" svg:x="0.7cm" svg:y="18.3cm">
          <text:p text:style-name="P1">Initial setup and </text:p>
          <text:p text:style-name="P1">Guess of </text:p>
          <text:p text:style-name="P1">fixed point</text:p>
          <draw:enhanced-geometry svg:viewBox="0 0 21600 21600" draw:type="rectangle" draw:enhanced-path="M 0 0 L 21600 0 21600 21600 0 21600 0 0 Z N"/>
        </draw:custom-shape>
        <draw:line draw:style-name="gr21" draw:text-style-name="P1" draw:layer="layout" svg:x1="3.2cm" svg:y1="18.3cm" svg:x2="3.2cm" svg:y2="16.3cm">
          <text:p/>
        </draw:line>
      </draw:page>
      <draw:page draw:name="page6" draw:style-name="dp1" draw:master-page-name="Default">
        <draw:custom-shape draw:style-name="gr24" draw:text-style-name="P1" draw:layer="layout" svg:width="4cm" svg:height="2.6cm" svg:x="7cm" svg:y="5.3cm">
          <text:p text:style-name="P1">Continuation</text:p>
          <text:p text:style-name="P1">Parameters</text:p>
          <text:p text:style-name="P1">(input)</text:p>
          <draw:enhanced-geometry svg:viewBox="0 0 21600 21600" draw:type="rectangle" draw:enhanced-path="M 0 0 L 21600 0 21600 21600 0 21600 0 0 Z N"/>
        </draw:custom-shape>
        <draw:custom-shape draw:style-name="gr24" draw:text-style-name="P1" draw:layer="layout" svg:width="4cm" svg:height="2.6cm" svg:x="7.3cm" svg:y="20.8cm">
          <text:p text:style-name="P1">Black Box </text:p>
          <text:p text:style-name="P1">Model</text:p>
          <draw:enhanced-geometry svg:viewBox="0 0 21600 21600" draw:type="rectangle" draw:enhanced-path="M 0 0 L 21600 0 21600 21600 0 21600 0 0 Z N"/>
        </draw:custom-shape>
        <draw:custom-shape draw:style-name="gr20" draw:text-style-name="P1" draw:layer="layout" svg:width="4cm" svg:height="2.6cm" svg:x="13.2cm" svg:y="13.5cm">
          <text:p text:style-name="P1">Newton</text:p>
          <text:p text:style-name="P1">Corrector</text:p>
          <draw:enhanced-geometry svg:viewBox="0 0 21600 21600" draw:type="rectangle" draw:enhanced-path="M 0 0 L 21600 0 21600 21600 0 21600 0 0 Z N"/>
        </draw:custom-shape>
        <draw:custom-shape draw:style-name="gr20" draw:text-style-name="P1" draw:layer="layout" svg:width="4cm" svg:height="2.6cm" svg:x="7.2cm" svg:y="13.5cm">
          <text:p text:style-name="P1">Secant </text:p>
          <text:p text:style-name="P1">Predictor</text:p>
          <draw:enhanced-geometry svg:viewBox="0 0 21600 21600" draw:type="rectangle" draw:enhanced-path="M 0 0 L 21600 0 21600 21600 0 21600 0 0 Z N"/>
        </draw:custom-shape>
        <draw:custom-shape draw:style-name="gr20" draw:text-style-name="P1" draw:layer="layout" svg:width="4cm" svg:height="2.6cm" svg:x="13.2cm" svg:y="17.6cm">
          <text:p text:style-name="P1">Continuation </text:p>
          <text:p text:style-name="P1">Operators</text:p>
          <draw:enhanced-geometry svg:viewBox="0 0 21600 21600" draw:mirror-horizontal="false" draw:mirror-vertical="false" draw:type="rectangle" draw:enhanced-path="M 0 0 L 21600 0 21600 21600 0 21600 0 0 Z N"/>
        </draw:custom-shape>
        <draw:custom-shape draw:style-name="gr20" draw:text-style-name="P1" draw:layer="layout" svg:width="4cm" svg:height="2.6cm" svg:x="7.1cm" svg:y="9.4cm">
          <text:p text:style-name="P1">Fixed Point </text:p>
          <text:p text:style-name="P1">Determination</text:p>
          <draw:enhanced-geometry svg:viewBox="0 0 21600 21600" draw:type="rectangle" draw:enhanced-path="M 0 0 L 21600 0 21600 21600 0 21600 0 0 Z N"/>
        </draw:custom-shape>
        <draw:line draw:style-name="gr21" draw:text-style-name="P1" draw:layer="layout" svg:x1="9.2cm" svg:y1="12cm" svg:x2="9.2cm" svg:y2="13.5cm">
          <text:p/>
        </draw:line>
        <draw:line draw:style-name="gr21" draw:text-style-name="P1" draw:layer="layout" svg:x1="13.2cm" svg:y1="15.4cm" svg:x2="11.3cm" svg:y2="15.4cm">
          <text:p/>
        </draw:line>
        <draw:custom-shape draw:style-name="gr20" draw:text-style-name="P1" draw:layer="layout" svg:width="4cm" svg:height="2.6cm" svg:x="1.3cm" svg:y="17.3cm">
          <text:p text:style-name="P1">Output</text:p>
          <text:p text:style-name="P1">Analysis</text:p>
          <draw:enhanced-geometry svg:viewBox="0 0 21600 21600" draw:type="rectangle" draw:enhanced-path="M 0 0 L 21600 0 21600 21600 0 21600 0 0 Z N"/>
        </draw:custom-shape>
        <draw:line draw:style-name="gr21" draw:text-style-name="P1" draw:layer="layout" svg:x1="16.2cm" svg:y1="16.1cm" svg:x2="16.2cm" svg:y2="17.6cm">
          <text:p/>
        </draw:line>
        <draw:custom-shape draw:style-name="gr20" draw:text-style-name="P1" draw:layer="layout" svg:width="4cm" svg:height="0.8cm" svg:x="13.4cm" svg:y="24cm">
          <text:p text:style-name="P1">Restrict</text:p>
          <draw:enhanced-geometry svg:viewBox="0 0 21600 21600" draw:mirror-horizontal="false" draw:mirror-vertical="false" draw:type="rectangle" draw:enhanced-path="M 0 0 L 21600 0 21600 21600 0 21600 0 0 Z N"/>
        </draw:custom-shape>
        <draw:custom-shape draw:style-name="gr20" draw:text-style-name="P1" draw:layer="layout" svg:width="4cm" svg:height="2.6cm" svg:x="13.199cm" svg:y="17.599cm">
          <text:p text:style-name="P1">Continuation </text:p>
          <text:p text:style-name="P1">Operators</text:p>
          <draw:enhanced-geometry svg:viewBox="0 0 21600 21600" draw:mirror-horizontal="false" draw:mirror-vertical="false" draw:type="rectangle" draw:enhanced-path="M 0 0 L 21600 0 21600 21600 0 21600 0 0 Z N"/>
        </draw:custom-shape>
        <draw:custom-shape draw:style-name="gr25" draw:text-style-name="P1" draw:layer="layout" svg:width="4cm" svg:height="0.8cm" svg:x="13.3cm" svg:y="21.7cm">
          <text:p text:style-name="P1">Lift</text:p>
          <draw:enhanced-geometry svg:viewBox="0 0 21600 21600" draw:mirror-horizontal="false" draw:mirror-vertical="false" draw:type="rectangle" draw:enhanced-path="M 0 0 L 21600 0 21600 21600 0 21600 0 0 Z N"/>
        </draw:custom-shape>
        <draw:line draw:style-name="gr21" draw:text-style-name="P1" draw:layer="layout" svg:x1="15.3cm" svg:y1="20.2cm" svg:x2="15.3cm" svg:y2="21.7cm">
          <text:p/>
        </draw:line>
        <draw:line draw:style-name="gr26" draw:text-style-name="P1" draw:layer="layout" svg:x1="13.2cm" svg:y1="21.8cm" svg:x2="11.3cm" svg:y2="21.8cm">
          <text:p/>
        </draw:line>
        <draw:line draw:style-name="gr21" draw:text-style-name="P1" draw:layer="layout" svg:x1="14.6cm" svg:y1="22.5cm" svg:x2="14.6cm" svg:y2="24cm">
          <text:p/>
        </draw:line>
        <draw:line draw:style-name="gr21" draw:text-style-name="P1" draw:layer="layout" svg:x1="18.4cm" svg:y1="18.8cm" svg:x2="17.2cm" svg:y2="18.8cm">
          <text:p/>
        </draw:line>
        <draw:line draw:style-name="gr22" draw:text-style-name="P1" draw:layer="layout" svg:x1="18.4cm" svg:y1="24.1cm" svg:x2="18.4cm" svg:y2="18.8cm">
          <text:p/>
        </draw:line>
        <draw:line draw:style-name="gr22" draw:text-style-name="P1" draw:layer="layout" svg:x1="16cm" svg:y1="10.1cm" svg:x2="11.1cm" svg:y2="10.1cm">
          <text:p/>
        </draw:line>
        <draw:line draw:style-name="gr21" draw:text-style-name="P1" draw:layer="layout" svg:x1="11.2cm" svg:y1="14.3cm" svg:x2="13.1cm" svg:y2="14.3cm">
          <text:p/>
        </draw:line>
        <draw:line draw:style-name="gr22" draw:text-style-name="P1" draw:layer="layout" svg:x1="18.4cm" svg:y1="24.15cm" svg:x2="17.4cm" svg:y2="24.15cm">
          <text:p/>
        </draw:line>
        <draw:line draw:style-name="gr21" draw:text-style-name="P1" draw:layer="layout" svg:x1="16cm" svg:y1="10.1cm" svg:x2="16cm" svg:y2="13.4cm">
          <text:p/>
        </draw:line>
        <draw:line draw:style-name="gr21" draw:text-style-name="P1" draw:layer="layout" svg:x1="14.2cm" svg:y1="11.3cm" svg:x2="11.1cm" svg:y2="11.3cm">
          <text:p/>
        </draw:line>
        <draw:line draw:style-name="gr27" draw:text-style-name="P1" draw:layer="layout" svg:x1="15.1cm" svg:y1="5.3cm" svg:x2="15.1cm" svg:y2="4.2cm">
          <text:p/>
        </draw:line>
        <draw:line draw:style-name="gr21" draw:text-style-name="P1" draw:layer="layout" svg:x1="9.3cm" svg:y1="18.6cm" svg:x2="5.3cm" svg:y2="18.6cm">
          <text:p/>
        </draw:line>
        <draw:line draw:style-name="gr22" draw:text-style-name="P1" draw:layer="layout" svg:x1="9.3cm" svg:y1="18.6cm" svg:x2="9.3cm" svg:y2="16.1cm">
          <text:p/>
        </draw:line>
        <draw:line draw:style-name="gr21" draw:text-style-name="P1" draw:layer="layout" svg:x1="9cm" svg:y1="7.9cm" svg:x2="9cm" svg:y2="9.4cm">
          <text:p/>
        </draw:line>
        <draw:line draw:style-name="gr21" draw:text-style-name="P1" draw:layer="layout" svg:x1="4.3cm" svg:y1="10.7cm" svg:x2="4.3cm" svg:y2="17.3cm">
          <text:p/>
        </draw:line>
        <draw:line draw:style-name="gr22" draw:text-style-name="P1" draw:layer="layout" svg:x1="7.1cm" svg:y1="10.7cm" svg:x2="4.3cm" svg:y2="10.7cm">
          <text:p/>
        </draw:line>
        <draw:line draw:style-name="gr21" draw:text-style-name="P1" draw:layer="layout" svg:x1="14.3cm" svg:y1="17.6cm" svg:x2="14.3cm" svg:y2="16.1cm">
          <text:p/>
        </draw:line>
        <draw:custom-shape draw:style-name="gr20" draw:text-style-name="P1" draw:layer="layout" svg:width="4cm" svg:height="2.6cm" svg:x="13.1cm" svg:y="5.3cm">
          <text:p text:style-name="P1">System</text:p>
          <text:p text:style-name="P1">Exploration</text:p>
          <draw:enhanced-geometry svg:viewBox="0 0 21600 21600" draw:type="rectangle" draw:enhanced-path="M 0 0 L 21600 0 21600 21600 0 21600 0 0 Z N"/>
        </draw:custom-shape>
        <draw:line draw:style-name="gr28" draw:text-style-name="P1" draw:layer="layout" svg:x1="11.1cm" svg:y1="6.5cm" svg:x2="13cm" svg:y2="6.5cm">
          <text:p/>
        </draw:line>
        <draw:line draw:style-name="gr22" draw:text-style-name="P1" draw:layer="layout" svg:x1="14.15cm" svg:y1="13.45cm" svg:x2="14.15cm" svg:y2="11.25cm">
          <text:p/>
        </draw:line>
        <draw:line draw:style-name="gr27" draw:text-style-name="P1" draw:layer="layout" svg:x1="15.1cm" svg:y1="4.3cm" svg:x2="2.4cm" svg:y2="4.3cm">
          <text:p/>
        </draw:line>
        <draw:line draw:style-name="gr28" draw:text-style-name="P1" draw:layer="layout" svg:x1="2.3cm" svg:y1="4.3cm" svg:x2="2.3cm" svg:y2="17.3cm">
          <text:p/>
        </draw:line>
        <draw:line draw:style-name="gr29" draw:text-style-name="P1" draw:layer="layout" svg:x1="13.2cm" svg:y1="22.375cm" svg:x2="11.3cm" svg:y2="22.375cm">
          <text:p/>
        </draw:line>
        <draw:line draw:style-name="gr28" draw:text-style-name="P1" draw:layer="layout" svg:x1="19.2cm" svg:y1="22.1cm" svg:x2="17.3cm" svg:y2="22.1cm">
          <text:p/>
        </draw:line>
        <draw:line draw:style-name="gr27" draw:text-style-name="P1" draw:layer="layout" svg:x1="19.2cm" svg:y1="21.7cm" svg:x2="19.2cm" svg:y2="8.8cm">
          <text:p/>
        </draw:line>
        <draw:line draw:style-name="gr28" draw:text-style-name="P1" draw:layer="layout" svg:x1="16.2cm" svg:y1="22.5cm" svg:x2="16.2cm" svg:y2="24cm">
          <text:p/>
        </draw:line>
        <draw:line draw:style-name="gr27" draw:text-style-name="P1" draw:layer="layout" svg:x1="20.1cm" svg:y1="24.6cm" svg:x2="17.35cm" svg:y2="24.6cm">
          <text:p/>
        </draw:line>
        <draw:line draw:style-name="gr27" draw:text-style-name="P1" draw:layer="layout" svg:x1="20.1cm" svg:y1="23.9cm" svg:x2="20.1cm" svg:y2="6.7cm">
          <text:p/>
        </draw:line>
        <draw:line draw:style-name="gr27" draw:text-style-name="P1" draw:layer="layout" svg:x1="18.65cm" svg:y1="8.8cm" svg:x2="15.6cm" svg:y2="8.8cm">
          <text:p/>
        </draw:line>
        <draw:line draw:style-name="gr27" draw:text-style-name="P1" draw:layer="layout" svg:x1="15.2cm" svg:y1="8.8cm" svg:x2="15.2cm" svg:y2="7.7cm">
          <text:p/>
        </draw:line>
        <draw:line draw:style-name="gr28" draw:text-style-name="P1" draw:layer="layout" svg:x1="20.1cm" svg:y1="6.6cm" svg:x2="17.1cm" svg:y2="6.6cm">
          <text:p/>
        </draw:line>
      </draw:page>
      <draw:page draw:name="page7" draw:style-name="dp1" draw:master-page-name="Default">
        <draw:line draw:style-name="gr17" draw:text-style-name="P1" draw:layer="layout" svg:x1="1.28cm" svg:y1="1.9cm" svg:x2="1.28cm" svg:y2="6cm">
          <text:p/>
        </draw:line>
        <draw:line draw:style-name="gr17" draw:text-style-name="P1" draw:layer="layout" svg:x1="7.3cm" svg:y1="6cm" svg:x2="1.279cm" svg:y2="5.999cm">
          <text:p/>
        </draw:line>
        <draw:path draw:style-name="gr12" draw:text-style-name="P1" draw:layer="layout" svg:width="3.52cm" svg:height="2.808cm" draw:transform="skewX (0.0160570291183478) rotate (-2.85186799775874) translate (6.94958959640373cm 5.08863256124917cm)" svg:viewBox="0 0 3521 2809" svg:d="m0 2593c150-13 299 19 446 33s300 6 442 46c140 40 270 43 406 78 158 40 324 12 484 44 153 31 311 4 466 11 170 8 336-23 492-81 179-66 346-159 514-258 146-86 185-240 245-380 65-151 0-312-104-413-121-117-199-272-334-382-114-94-223-196-354-261-143-71-269-159-400-247-130-87-279-134-403-232-125-99-282-141-430-185-144-42-289-85-433-128-140-41-280-83-420-125l-153-45-127-38-102-30">
          <text:p/>
        </draw:path>
        <draw:custom-shape draw:style-name="gr18" draw:text-style-name="P1" draw:layer="layout" svg:width="0.234cm" svg:height="0.241cm" svg:x="6.365cm" svg:y="5.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5.313cm" svg:y="5.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55cm" svg:x="4.437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23cm" svg:height="0.241cm" svg:x="3.877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3.35cm" svg:y="3.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5.867cm" svg:y="2.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5.117cm" svg:y="2.6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241cm" svg:x="3.467cm" svg:y="3.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3.852cm" svg:y="2.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4.437cm" svg:y="2.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7.251cm" svg:y1="5.951cm" svg:x2="1.23cm" svg:y2="5.95cm">
          <text:p/>
        </draw:line>
        <draw:line draw:style-name="gr17" draw:text-style-name="P1" draw:layer="layout" svg:x1="7.85cm" svg:y1="1.9cm" svg:x2="7.85cm" svg:y2="6cm">
          <text:p/>
        </draw:line>
        <draw:line draw:style-name="gr17" draw:text-style-name="P1" draw:layer="layout" svg:x1="13.87cm" svg:y1="6cm" svg:x2="7.849cm" svg:y2="5.999cm">
          <text:p/>
        </draw:line>
        <draw:path draw:style-name="gr12" draw:text-style-name="P1" draw:layer="layout" svg:width="3.52cm" svg:height="2.808cm" draw:transform="skewX (0.0160570291183478) rotate (-2.85186799775874) translate (13.5195895964037cm 5.08863256124917cm)" svg:viewBox="0 0 3521 2809" svg:d="m0 2593c150-13 299 19 446 33s300 6 442 46c140 40 270 43 406 78 158 40 324 12 484 44 153 31 311 4 466 11 170 8 336-23 492-81 179-66 346-159 514-258 146-86 185-240 245-380 65-151 0-312-104-413-121-117-199-272-334-382-114-94-223-196-354-261-143-71-269-159-400-247-130-87-279-134-403-232-125-99-282-141-430-185-144-42-289-85-433-128-140-41-280-83-420-125l-153-45-127-38-102-30">
          <text:p/>
        </draw:path>
        <draw:custom-shape draw:style-name="gr18" draw:text-style-name="P1" draw:layer="layout" svg:width="0.234cm" svg:height="0.241cm" svg:x="12.935cm" svg:y="5.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1.883cm" svg:y="5.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55cm" svg:x="11.007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23cm" svg:height="0.241cm" svg:x="10.347cm" svg:y="4.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9.6cm" svg:y="4.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9.667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9.3cm" svg:y="3.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241cm" svg:x="9.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9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8.9cm" svg:y="3.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13.821cm" svg:y1="5.951cm" svg:x2="7.8cm" svg:y2="5.95cm">
          <text:p/>
        </draw:line>
        <draw:line draw:style-name="gr17" draw:text-style-name="P1" draw:layer="layout" svg:x1="14.28cm" svg:y1="1.9cm" svg:x2="14.28cm" svg:y2="6cm">
          <text:p/>
        </draw:line>
        <draw:line draw:style-name="gr17" draw:text-style-name="P1" draw:layer="layout" svg:x1="20.3cm" svg:y1="6cm" svg:x2="14.279cm" svg:y2="5.999cm">
          <text:p/>
        </draw:line>
        <draw:path draw:style-name="gr12" draw:text-style-name="P1" draw:layer="layout" svg:width="3.52cm" svg:height="2.808cm" draw:transform="skewX (0.0160570291183478) rotate (-2.85186799775874) translate (19.9495895964037cm 5.08863256124917cm)" svg:viewBox="0 0 3521 2809" svg:d="m0 2593c150-13 299 19 446 33s300 6 442 46c140 40 270 43 406 78 158 40 324 12 484 44 153 31 311 4 466 11 170 8 336-23 492-81 179-66 346-159 514-258 146-86 185-240 245-380 65-151 0-312-104-413-121-117-199-272-334-382-114-94-223-196-354-261-143-71-269-159-400-247-130-87-279-134-403-232-125-99-282-141-430-185-144-42-289-85-433-128-140-41-280-83-420-125l-153-45-127-38-102-30">
          <text:p/>
        </draw:path>
        <draw:custom-shape draw:style-name="gr18" draw:text-style-name="P1" draw:layer="layout" svg:width="0.234cm" svg:height="0.241cm" svg:x="19.365cm" svg:y="5.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8.913cm" svg:y="5.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55cm" svg:x="17.437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23cm" svg:height="0.241cm" svg:x="17.077cm" svg:y="4.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16.166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8.867cm" svg:y="2.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18.117cm" svg:y="2.6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241cm" svg:x="16.467cm" svg:y="3.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1cm" svg:x="16.852cm" svg:y="2.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7.437cm" svg:y="2.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20.251cm" svg:y1="5.951cm" svg:x2="14.23cm" svg:y2="5.95cm">
          <text:p/>
        </draw:line>
        <draw:custom-shape draw:style-name="gr18" draw:text-style-name="P1" draw:layer="layout" svg:width="0.234cm" svg:height="0.242cm" svg:x="3.566cm" svg:y="4.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23cm" svg:height="0.241cm" svg:x="9.9cm" svg:y="4.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0cm" svg:y="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0.3cm" svg:y="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0.799cm" svg:y="2.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1.298cm" svg:y="2.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1.897cm" svg:y="2.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3cm" svg:height="0.242cm" svg:x="12.596cm" svg:y="2.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8.512cm" svg:y="5.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8.212cm" svg:y="5.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8.112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8.011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7.81cm" svg:y="4.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1cm" svg:x="17.609cm" svg:y="4.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15.965cm" svg:y="3.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15.964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16.363cm" svg:y="4.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4cm" svg:height="0.242cm" svg:x="16.762cm" svg:y="4.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pencer Thomas</meta:initial-creator>
    <meta:creation-date>2014-10-31T14:15:11</meta:creation-date>
    <dc:date>2014-12-18T09:51:27</dc:date>
    <dc:creator>Spencer Thomas</dc:creator>
    <meta:editing-duration>PT22H24M27S</meta:editing-duration>
    <meta:editing-cycles>9</meta:editing-cycles>
    <meta:generator>LibreOffice/3.5$Linux_X86_64 LibreOffice_project/350m1$Build-2</meta:generator>
    <meta:document-statistic meta:object-count="248"/>
  </office:meta>
</office:document-meta>
</file>